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f – Evaluation Adrian</text:p>
      <text:p text:style-name="Standard"/>
      <text:p text:style-name="Standard">As a part of my work was to work on two documents and HTML/CSS template. Documentation part referred to User Interaction Design and Testing Specification. In first of these two I was responsible for a description of any action player can take during the game. <text:s/>In relation to this part I need then to write appropriate tests to check these actions are working in our program. </text:p>
      <text:p text:style-name="Standard">After that I started working on a HTML/CSS template. This includes some basic graphics, created and modified <text:s/>using Photoshop. During coding week I was working on register/unregister, login and monster generator (didn't work in the end). I wrote some simple servlets based on Dan Cornwell's code accessing and dealing with databases. </text:p>
      <text:p text:style-name="Standard">This exercise showed me how hard it is to work in a group. I realized that this is something totally different than building an application from a scratch on my own. I take more time and requires to good communication skills. Another thing I learnt is how important in this whole process was the actual design and specifying what <text:s/>do we want to build. Before that I thought documentation is a waste of time or that writing testing plan before having something work is rather not the best idea. I thought the most important part to to seat down and start coding to produce a solution (game). </text:p>
      <text:p text:style-name="Standard">This project gave me lots of new experiences and even without feedback from lecturer I think I know what mistakes I've done and what to do to prevent them in a future.</text:p>
      <text:p text:style-name="Standard">In the end I would just like to add that I realize we failed as a group, but in the same time we got a decent lesson and we won't make same mistakes in a future working on real projec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2:12:21</meta:creation-date>
    <meta:document-statistic meta:table-count="0" meta:image-count="0" meta:object-count="0" meta:page-count="1" meta:paragraph-count="6" meta:word-count="300" meta:character-count="1678"/>
    <dc:date>2013-02-18T02:35:03</dc:date>
    <meta:editing-duration>PT5M51S</meta:editing-duration>
    <meta:editing-cycles>1</meta:editing-cycles>
    <meta:generator>OpenOffice.org/3.4$Unix OpenOffice.org_project/340m1$Build-9590</meta:generator>
  </office:meta>
</office:document-meta>
</file>